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5000000FF338A30CE82E78CA3.png" manifest:media-type="image/png"/>
  <manifest:file-entry manifest:full-path="Pictures/10000201000001D9000000DD8F965DF2F19109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12.515cm" svg:height="5.847cm" draw:z-index="0"><draw:image xlink:href="Pictures/10000201000001D9000000DD8F965DF2F19109A9.png" xlink:type="simple" xlink:show="embed" xlink:actuate="onLoad" loext:mime-type="image/png"/></draw:frame><draw:frame draw:style-name="fr1" draw:name="Image2" text:anchor-type="char" svg:x="-0.032cm" svg:y="9.816cm" svg:width="16.219cm" svg:height="6.747cm" draw:z-index="1"><draw:image xlink:href="Pictures/1000020100000265000000FF338A30CE82E78C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09:35:59.579931661</meta:creation-date>
    <dc:date>2022-09-28T09:37:34.854718124</dc:date>
    <meta:editing-duration>PT1M3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